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cm" fo:line-height="150%" style:page-number="auto" style:shadow="none">
        <style:drop-cap/>
      </style:paragraph-properties>
      <style:text-properties style:font-name="Calibri" fo:font-size="12pt" style:text-underline-style="none" style:font-size-asian="12pt" style:font-size-complex="12pt"/>
    </style:style>
    <style:style style:name="P2" style:family="paragraph" style:parent-style-name="Standard">
      <style:paragraph-properties fo:margin-top="0cm" fo:margin-bottom="0cm" fo:line-height="150%" style:shadow="none">
        <style:drop-cap/>
      </style:paragraph-properties>
      <style:text-properties style:font-name="Calibri" fo:font-size="12pt" style:text-underline-style="none" style:font-size-asian="12pt" style:font-size-complex="12pt"/>
    </style:style>
    <style:style style:name="P3" style:family="paragraph" style:parent-style-name="Standard" style:list-style-name="L1">
      <style:paragraph-properties fo:margin-top="0cm" fo:margin-bottom="0cm" fo:line-height="150%" style:shadow="none">
        <style:drop-cap/>
      </style:paragraph-properties>
      <style:text-properties style:font-name="Calibri" fo:font-size="12pt" style:text-underline-style="none" style:font-size-asian="12pt" style:font-size-complex="12pt"/>
    </style:style>
    <style:style style:name="P4" style:family="paragraph" style:parent-style-name="Standard" style:list-style-name="L1">
      <style:paragraph-properties fo:margin-top="0cm" fo:margin-bottom="0cm" fo:line-height="150%" style:shadow="none">
        <style:drop-cap/>
      </style:paragraph-properties>
      <style:text-properties style:font-name="Calibri" fo:font-size="12pt" style:text-underline-style="none" style:font-size-asian="12pt" style:font-size-complex="12pt"/>
    </style:style>
    <style:style style:name="P5" style:family="paragraph" style:parent-style-name="Standard" style:list-style-name="L1">
      <style:paragraph-properties fo:margin-top="0cm" fo:margin-bottom="0cm" fo:line-height="150%" style:shadow="none">
        <style:drop-cap/>
      </style:paragraph-properties>
      <style:text-properties style:font-name="Calibri" fo:font-size="12pt" style:text-underline-style="none" style:font-size-asian="12pt" style:font-size-complex="12pt"/>
    </style:style>
    <style:style style:name="P6" style:family="paragraph" style:parent-style-name="Standard" style:list-style-name="L1">
      <style:paragraph-properties fo:margin-top="0cm" fo:margin-bottom="0cm" fo:line-height="150%" style:shadow="none">
        <style:drop-cap/>
      </style:paragraph-properties>
    </style:style>
    <style:style style:name="P7" style:family="paragraph" style:parent-style-name="Standard" style:list-style-name="L1">
      <style:paragraph-properties fo:margin-top="0cm" fo:margin-bottom="0cm" fo:line-height="150%" style:shadow="none">
        <style:drop-cap/>
      </style:paragraph-properties>
    </style:style>
    <style:style style:name="T1" style:family="text">
      <style:text-properties fo:font-variant="normal" fo:text-transform="none" fo:color="#881280" style:font-name="monospace" fo:font-size="9.75pt" fo:letter-spacing="normal" fo:font-style="normal" fo:font-weight="normal"/>
    </style:style>
    <style:style style:name="T2" style:family="text">
      <style:text-properties fo:font-variant="normal" fo:text-transform="none" fo:color="#881280" fo:letter-spacing="normal"/>
    </style:style>
    <style:style style:name="T3" style:family="text">
      <style:text-properties style:font-name="Calibri" fo:font-size="12pt" style:text-underline-style="none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nWorld-Map – Project Roadmap</text:p>
      <text:p text:style-name="P2"/>
      <text:p text:style-name="P2">Features:</text:p>
      <text:list xml:id="list7407273432072891609" text:style-name="L1">
        <text:list-item>
          <text:p text:style-name="P3">Automatically generate large map image from database of rooms/nodes/connections</text:p>
          <text:list>
            <text:list-item>
              <text:p text:style-name="P3">Allow user to input data from text files</text:p>
              <text:list>
                <text:list-item>
                  <text:p text:style-name="P3">? Automatically detect objects (such as position of nodes)</text:p>
                </text:list-item>
              </text:list>
            </text:list-item>
            <text:list-item>
              <text:p text:style-name="P3">Generate network graph of nodes</text:p>
              <text:list>
                <text:list-item>
                  <text:p text:style-name="P3">Fixed constraints or intra-room nodes so no rotation allowed</text:p>
                </text:list-item>
                <text:list-item>
                  <text:p text:style-name="P3">Fixed length of edges between intra-room nodes</text:p>
                </text:list-item>
                <text:list-item>
                  <text:p text:style-name="P3">Attachment of images to nodes/export of edge data to draw into image file</text:p>
                </text:list-item>
              </text:list>
            </text:list-item>
          </text:list>
        </text:list-item>
        <text:list-item>
          <text:p text:style-name="P3">Crop image into tiles (Zoomify format) suitable for display</text:p>
          <text:list>
            <text:list-item>
              <text:p text:style-name="P3">Files in the format 256x256px, JPEG.</text:p>
            </text:list-item>
            <text:list-item>
              <text:p text:style-name="P3">Naming convention ZOOM-COL-ROW.jpg</text:p>
              <text:list>
                <text:list-item>
                  <text:p text:style-name="P3">alphabetically in folders TileGroupNUM, 256 in each</text:p>
                </text:list-item>
                <text:list-item>
                  <text:p text:style-name="P3">generated in loop hierarchy ZOOM,ROW,COL</text:p>
                </text:list-item>
              </text:list>
            </text:list-item>
            <text:list-item>
              <text:p text:style-name="P6"><text:span text:style-name="T3">ImageProperties XML file, e.g. “</text:span><text:span text:style-name="T1">&lt;IMAGE_PROPERTIES</text:span><text:span text:style-name="T2"> </text:span><text:span text:style-name="T1">WIDTH="5472"</text:span><text:span text:style-name="T2"> </text:span><text:span text:style-name="T1">HEIGHT="3648"</text:span><text:span text:style-name="T2"> </text:span><text:span text:style-name="T1">NUMTILES="451"</text:span><text:span text:style-name="T2"> </text:span><text:span text:style-name="T1">NUMIMAGES="1"</text:span><text:span text:style-name="T2"> </text:span><text:span text:style-name="T1">VERSION="1.8"</text:span><text:span text:style-name="T2"> </text:span><text:span text:style-name="T1">TILESIZE="256"/&gt;</text:span> “</text:p>
            </text:list-item>
          </text:list>
        </text:list-item>
        <text:list-item>
          <text:p text:style-name="P6"><text:span text:style-name="T3">Display tiles using Leaflet and Zoomify plugi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30T09:19:44.97</meta:creation-date>
    <dc:title>MyPreferred</dc:title>
    <meta:editing-duration>PT4H37M3S</meta:editing-duration>
    <meta:editing-cycles>3</meta:editing-cycles>
    <meta:generator>OpenOffice/4.1.1$Win32 OpenOffice.org_project/411m6$Build-9775</meta:generator>
    <meta:initial-creator>Tom Milligan</meta:initial-creator>
    <dc:date>2015-05-30T13:56:47.31</dc:date>
    <dc:creator>Tom Milligan</dc:creator>
    <meta:document-statistic meta:table-count="0" meta:image-count="0" meta:object-count="0" meta:page-count="1" meta:paragraph-count="16" meta:word-count="128" meta:character-count="845"/>
    <meta:template xlink:type="simple" xlink:actuate="onRequest" xlink:title="MyPreferred" xlink:href="../../../../../AppData/Roaming/OpenOffice/4/user/template/MyPreferred.ott" meta:date="2015-05-30T09:19:43.74"/>
  </office:meta>
</office:document-meta>
</file>